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 next look at the experiment of Walker and Walker \cite{walker}. <text:s/>Their setup consisted of a dielectric cylinder made of barium titanate which was suspended between the poles of an electromagnet. <text:s/>The magnetic produced an oscillating magnetic field along the cylindrical z-axis. <text:s/>A radial electric field was introduced between the inner and outer cylindrical surfaces by means of an alternating voltage. <text:s/>The oscillation frequency of the fields was set at 60 Hz. <text:s/></text:p>
      <text:p text:style-name="Standard">The corresponding electric and magnetic fields inside the cylinder are given by</text:p>
      <text:p text:style-name="Standard"/>
      <text:p text:style-name="Standard">\begin{equation}</text:p>
      <text:p text:style-name="Standard">\mathbf{E}=\sin{(\omega t)}\left(\frac{U_0}{r\log{r_2/r_1}}\mathbf{e}_r+\frac{B_0}{2}\omega r\mathbf{e}_{\phi}\right)</text:p>
      <text:p text:style-name="Standard">\end{equation}</text:p>
      <text:p text:style-name="Standard">\begin{equation}</text:p>
      <text:p text:style-name="Standard">\mathbf{B}=\sin{(\omega t)}\left(B_0\mathbf{e}_{\phi}-\frac{\epsilon U_0}{c^2r\log{r_2/r_1}}\omega z\mathbf{e}_r\right)</text:p>
      <text:p text:style-name="Standard">\end{equation}</text:p>
      <text:p text:style-name="Standard"/>
      <text:p text:style-name="Standard">Where $U_0$ is the amplitude of the voltage, $B_0$ is the amplitude of the magnetic field, and $r$ is the radius of the cylinder. The lorentz force $\mathbf{f}$ can easily be found by making use of $\dot{\mathbf{P}}=\epsilon_0\left(\epsilon-1\right)\dot{\mathbf{E}}$</text:p>
      <text:p text:style-name="Standard"/>
      <text:p text:style-name="Standard">\begin{equation}</text:p>
      <text:p text:style-name="Standard">\mathbf{f}=\dot{\mathbf{P}}\times\mathbf{B}=\epsilon_0\left(\epsilon-1\right)\dot{\mathbf{E}}\times\mathbf{B}</text:p>
      <text:p text:style-name="Standard">\end{equation}</text:p>
      <text:p text:style-name="Standard">This can be manipulated using our friendly vector identity and Faraday's law to get</text:p>
      <text:p text:style-name="Standard"/>
      <text:p text:style-name="Standard">\begin{equation}</text:p>
      <text:p text:style-name="Standard">\mathbf{f}=\epsilon_0\left(\epsilon-1\right)\left[\frac{\partial}{\partial t}\left({\mathbf{E}}\times\mathbf{B}\right)+\left(\mathbf{E}\cdot\nabla\right)\mathbf{E}-\frac{1}{2}\nabla\left(\mathbf{E}\cdot\mathbf{E}\right)\right]</text:p>
      <text:p text:style-name="Standard">\label{walkerforce}</text:p>
      <text:p text:style-name="Standard">\end{equation}</text:p>
      <text:p text:style-name="Standard"/>
      <text:p text:style-name="Standard">The important thing to note with this expression is that second and third terms which are usually dominant at optical frequencies are no longer heavy hitters here. <text:s/>This allows the usually masked Abraham force to become relevent. <text:s/>It's no wonder that the authors claim their experiment confirms the Abraham force. <text:s/></text:p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6T11:55:19</meta:creation-date>
    <dc:date>2013-11-26T13:55:27</dc:date>
    <meta:editing-duration>PT1H14M8S</meta:editing-duration>
    <meta:editing-cycles>3</meta:editing-cycles>
    <meta:generator>LibreOffice/3.5$Linux_X86_64 LibreOffice_project/350m1$Build-3</meta:generator>
    <meta:document-statistic meta:table-count="0" meta:image-count="0" meta:object-count="0" meta:page-count="1" meta:paragraph-count="19" meta:word-count="204" meta:character-count="1920" meta:non-whitespace-character-count="1723"/>
  </office:meta>
</office:document-meta>
</file>